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">
      <style:paragraph-properties style:text-autospace="none"/>
    </style:style>
    <style:style style:name="T1" style:family="text">
      <style:text-properties fo:color="#a52a2a" style:font-name="Consolas" fo:font-size="10pt" style:font-name-asian="Consolas" style:font-size-asian="10pt" style:font-name-complex="Consolas" style:font-size-complex="10pt"/>
    </style:style>
    <style:style style:name="T2" style:family="text">
      <style:text-properties fo:color="#000000" style:font-name="Consolas" fo:font-size="10pt" style:font-name-asian="Consolas" style:font-size-asian="10pt" style:font-name-complex="Consolas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rimera clase 07/03</text:h>
      <text:p text:style-name="Text_20_body">Profesor: Alvaro de la Rosa</text:p>
      <text:p text:style-name="Text_20_body">Mail: <text:a xlink:type="simple" xlink:href="mailto:delarosa.alvarojose@gmail.com" text:style-name="Internet_20_link" text:visited-style-name="Visited_20_Internet_20_Link">delarosa.alvarojose@gmail.com</text:a></text:p>
      <text:p text:style-name="Text_20_body">Genexus: IDE generador de codigo en diferentes lenguajes y bases de datos para concentrarnos en el negocio.</text:p>
      <text:p text:style-name="Text_20_body">Luego de terminar genexus se puede dar un examen de analista junior genexus</text:p>
      <text:p text:style-name="Text_20_body">control + o en genexus para buscar cosas</text:p>
      <text:p text:style-name="Text_20_body">control + espacio autocompleta</text:p>
      <text:p text:style-name="P2"><text:span text:style-name="T1">trunc</text:span><text:span text:style-name="T2">((</text:span><text:span text:style-name="T1">serverdate</text:span><text:span text:style-name="T2">() - ClienteFechaNacimiento) /365 ,0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20M28S</meta:editing-duration>
    <meta:editing-cycles>8</meta:editing-cycles>
    <meta:generator>OpenOffice/4.1.5$Win32 OpenOffice.org_project/415m1$Build-9789</meta:generator>
    <dc:date>2019-03-11T22:24:30.84</dc:date>
    <dc:creator>Mauro Aguirre de Leon</dc:creator>
    <meta:document-statistic meta:table-count="0" meta:image-count="0" meta:object-count="0" meta:page-count="1" meta:paragraph-count="8" meta:word-count="57" meta:character-count="387"/>
    <meta:user-defined meta:name="Info 1"/>
    <meta:user-defined meta:name="Info 2"/>
    <meta:user-defined meta:name="Info 3"/>
    <meta:user-defined meta:name="Info 4"/>
  </office:meta>
</office:document-meta>
</file>